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style style:name="T1" style:family="text">
      <style:text-properties officeooo:rsid="0c43a6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§ Heading 1</text:h>
      <text:h text:style-name="Heading_20_2" text:outline-level="2">§ Heading 2</text:h>
      <text:h text:style-name="Heading_20_3" text:outline-level="3">§ Heading 3</text:h>
      <text:p text:style-name="Standard"/>
      <text:p text:style-name="Standard">This is a 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c44e488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DejaVu Sans" fo:font-family="'DejaVu Sans'" style:font-family-generic="swiss" style:font-pitch="variable" fo:font-size="115%" fo:font-weight="bold" officeooo:rsid="0c43db44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DejaVu Sans" fo:font-family="'DejaVu Sans'" style:font-family-generic="swiss" style:font-pitch="variable" fo:font-size="101%" fo:font-weight="bold" officeooo:rsid="0c43db44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DejaVu Sans" fo:font-family="'DejaVu Sans'" style:font-family-generic="swiss" style:font-pitch="variable" fo:font-size="130%" fo:font-weight="bold" officeooo:rsid="0c43db44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style style:name="MT1" style:family="text">
      <style:text-properties officeooo:rsid="0c43a64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emplate</text:span>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1T07:20:50.197725226</dc:date>
    <meta:editing-duration>P6DT10H10M6S</meta:editing-duration>
    <meta:editing-cycles>2751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5" meta:word-count="15" meta:character-count="65" meta:non-whitespace-character-count="55"/>
  </office:meta>
</office:document-meta>
</file>